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7B000000A54150B532.eps" manifest:media-type=""/>
  <manifest:file-entry manifest:full-path="Pictures/2000000100000139000001313B674ADF.svm" manifest:media-type=""/>
  <manifest:file-entry manifest:full-path="Pictures/20000001000001460000015B25198CC8.svm" manifest:media-type=""/>
  <manifest:file-entry manifest:full-path="Pictures/200013E300004F1D00003B5637CB1CC1.wmf" manifest:media-type=""/>
  <manifest:file-entry manifest:full-path="Pictures/2000000100000129000000D4A57FA253.svm" manifest:media-type=""/>
  <manifest:file-entry manifest:full-path="Pictures/20000001000000FE000000FA28DF3A34.svm" manifest:media-type=""/>
  <manifest:file-entry manifest:full-path="Pictures/2000000100000170000000D850C3563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3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02cm" svg:height="2.285cm" svg:x="5.835cm" svg:y="0.355cm">
          <draw:image xlink:href="Pictures/200000020000007B000000A54150B532.eps" xlink:type="simple" xlink:show="embed" xlink:actuate="onLoad">
            <text:p/>
          </draw:image>
        </draw:frame>
        <draw:frame draw:style-name="gr1" draw:text-style-name="P1" draw:layer="layout" svg:width="3.046cm" svg:height="2.285cm" svg:x="0.648cm" svg:y="0.729cm">
          <draw:image xlink:href="Pictures/200013E300004F1D00003B5637CB1CC1.wmf" xlink:type="simple" xlink:show="embed" xlink:actuate="onLoad">
            <text:p/>
          </draw:image>
        </draw:frame>
        <draw:frame draw:style-name="gr2" draw:text-style-name="P2" draw:layer="layout" svg:width="0.309cm" svg:height="0.725cm" svg:x="7.855cm" svg:y="0.374cm">
          <draw:text-box>
            <text:p><text:span text:style-name="T1">+</text:span></text:p>
          </draw:text-box>
        </draw:frame>
        <draw:frame draw:style-name="gr2" draw:text-style-name="P2" draw:layer="layout" svg:width="0.309cm" svg:height="0.725cm" svg:x="7.855cm" svg:y="1.989cm">
          <draw:text-box>
            <text:p><text:span text:style-name="T1">-</text:span></text:p>
          </draw:text-box>
        </draw:frame>
        <draw:line draw:style-name="gr3" draw:text-style-name="P3" xml:id="id2" draw:id="id2" draw:layer="layout" svg:x1="2.936cm" svg:y1="1.739cm" svg:x2="2.936cm" svg:y2="1.954cm">
          <text:p/>
        </draw:line>
        <draw:line draw:style-name="gr3" draw:text-style-name="P3" draw:layer="layout" svg:x1="2.936cm" svg:y1="2.393cm" svg:x2="2.936cm" svg:y2="2.178cm">
          <text:p/>
        </draw:line>
        <draw:connector draw:style-name="gr4" draw:text-style-name="P3" draw:layer="layout" draw:type="curve" svg:x1="3.963cm" svg:y1="1.607cm" svg:x2="2.936cm" svg:y2="1.739cm" draw:start-shape="id1" draw:start-glue-point="3" draw:end-shape="id2" draw:end-glue-point="0" svg:d="m3963 1607c-685 0-1027 44-1027 132">
          <text:p/>
        </draw:connector>
        <draw:line draw:style-name="gr3" draw:text-style-name="P3" draw:layer="layout" svg:x1="1.423cm" svg:y1="1.714cm" svg:x2="1.423cm" svg:y2="1.499cm">
          <text:p/>
        </draw:line>
        <draw:line draw:style-name="gr3" draw:text-style-name="P3" xml:id="id4" draw:id="id4" draw:layer="layout" svg:x1="1.404cm" svg:y1="1.033cm" svg:x2="1.404cm" svg:y2="1.186cm">
          <text:p/>
        </draw:line>
        <draw:connector draw:style-name="gr4" draw:text-style-name="P3" draw:layer="layout" draw:type="curve" svg:x1="2.149cm" svg:y1="0.536cm" svg:x2="1.404cm" svg:y2="1.033cm" draw:start-shape="id3" draw:start-glue-point="3" draw:end-shape="id4" draw:end-glue-point="0" svg:d="m2149 536c-497 0-745 165-745 497">
          <text:p/>
        </draw:connector>
        <draw:frame draw:style-name="gr5" draw:text-style-name="P1" draw:layer="layout" svg:width="0.355cm" svg:height="0.253cm" svg:x="0.591cm" svg:y="1.299cm">
          <draw:image xlink:href="Pictures/2000000100000129000000D4A57FA253.svm" xlink:type="simple" xlink:show="embed" xlink:actuate="onLoad">
            <text:p/>
          </draw:image>
        </draw:frame>
        <draw:frame draw:style-name="gr6" draw:text-style-name="P1" draw:layer="layout" svg:width="0.44cm" svg:height="0.258cm" svg:x="0.511cm" svg:y="2.021cm">
          <draw:image xlink:href="Pictures/2000000100000170000000D850C35637.svm" xlink:type="simple" xlink:show="embed" xlink:actuate="onLoad">
            <text:p/>
          </draw:image>
        </draw:frame>
        <draw:frame draw:style-name="gr7" draw:text-style-name="P1" xml:id="id3" draw:id="id3" draw:layer="layout" svg:width="0.39cm" svg:height="0.415cm" svg:x="2.149cm" svg:y="0.329cm">
          <draw:image xlink:href="Pictures/20000001000001460000015B25198CC8.svm" xlink:type="simple" xlink:show="embed" xlink:actuate="onLoad">
            <text:p/>
          </draw:image>
        </draw:frame>
        <draw:frame draw:style-name="gr8" draw:text-style-name="P1" xml:id="id1" draw:id="id1" draw:layer="layout" svg:width="0.374cm" svg:height="0.365cm" svg:x="3.963cm" svg:y="1.425cm">
          <draw:image xlink:href="Pictures/2000000100000139000001313B674ADF.svm" xlink:type="simple" xlink:show="embed" xlink:actuate="onLoad">
            <text:p/>
          </draw:image>
        </draw:frame>
        <draw:frame draw:style-name="gr5" draw:text-style-name="P1" draw:layer="layout" svg:width="0.355cm" svg:height="0.253cm" svg:x="5.405cm" svg:y="1.339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304cm" svg:height="0.299cm" svg:x="6.566cm" svg:y="0.632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74cm" svg:height="0.365cm" svg:x="6.596cm" svg:y="1.839cm">
          <draw:image xlink:href="Pictures/2000000100000139000001313B674ADF.svm" xlink:type="simple" xlink:show="embed" xlink:actuate="onLoad">
            <text:p/>
          </draw:image>
        </draw:frame>
        <draw:frame draw:style-name="gr6" draw:text-style-name="P1" draw:layer="layout" svg:width="0.44cm" svg:height="0.258cm" svg:x="7.789cm" svg:y="1.362cm">
          <draw:image xlink:href="Pictures/2000000100000170000000D850C3563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4:57:51</dc:date>
    <dc:creator>kkk </dc:creator>
    <meta:editing-duration>PT5M21S</meta:editing-duration>
    <meta:editing-cycles>2</meta:editing-cycles>
    <meta:generator>LibreOffice/3.3$Linux LibreOffice_project/330m19$Build-401</meta:generator>
    <meta:document-statistic meta:object-count="18"/>
  </office:meta>
</office:document-meta>
</file>